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6.6cm" svg:height="16.6cm" svg:x="2.2cm" svg:y="6.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" draw:text-style-name="P1" draw:layer="layout" svg:width="4.426cm" svg:height="4.428cm" svg:x="8.236cm" svg:y="1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cm" svg:height="8cm" svg:x="1cm" svg:y="20.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963cm" svg:height="0.963cm" svg:x="3.5cm" svg:y="28.7cm">
          <draw:text-box>
            <text:p>形による視神経の3原色と明暗の統合　生後1週間</text:p>
          </draw:text-box>
        </draw:frame>
        <draw:custom-shape draw:style-name="gr5" draw:text-style-name="P1" draw:layer="layout" svg:width="8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8cm" svg:x="12cm" svg:y="20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8cm" svg:x="12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8T20:12:47.76</meta:creation-date>
    <meta:editing-duration>PT1M21S</meta:editing-duration>
    <meta:editing-cycles>2</meta:editing-cycles>
    <meta:generator>LibreOffice/3.4$Win32 LibreOffice_project/340m1$Build-203</meta:generator>
    <dc:date>2014-04-08T20:13:09.75</dc:date>
    <meta:document-statistic meta:object-count="7"/>
  </office:meta>
</office:document-meta>
</file>